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ation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53:05</dc:date>
    <dc:language>fr-FR</dc:language>
    <meta:editing-cycles>79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7" meta:character-count="960" meta:non-whitespace-character-count="866"/>
    <meta:user-defined meta:name="Info 1"/>
    <meta:user-defined meta:name="Info 2"/>
    <meta:user-defined meta:name="Info 3"/>
    <meta:user-defined meta:name="Info 4"/>
  </office:meta>
</office:document-meta>
</file>